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9cm" style:rel-column-width="25090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5cm" style:rel-column-width="3085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6" style:family="paragraph" style:parent-style-name="Imio_20_tableau_20_ref">
      <style:text-properties officeooo:rsid="00839da2" officeooo:paragraph-rsid="00823910"/>
    </style:style>
    <style:style style:name="P7" style:family="paragraph" style:parent-style-name="Standard">
      <style:text-properties officeooo:paragraph-rsid="00837147"/>
    </style:style>
    <style:style style:name="P8" style:family="paragraph" style:parent-style-name="Imio_20_tableau_20_scan_5f_id">
      <style:text-properties officeooo:paragraph-rsid="008d03e3"/>
    </style:style>
    <style:style style:name="P9" style:family="paragraph" style:parent-style-name="Text_20_body">
      <style:text-properties officeooo:rsid="00893421" officeooo:paragraph-rsid="00893421"/>
    </style:style>
    <style:style style:name="P10" style:family="paragraph" style:parent-style-name="Imio_20_texte_20_date">
      <style:text-properties officeooo:paragraph-rsid="00acde3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T8" style:family="text">
      <style:text-properties fo:text-transform="uppercas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39943862117632">
          <table:table-cell table:style-name="Tableau1.A1" office:value-type="string">
            <text:p text:style-name="P2"><office:annotation><dc:creator>sge</dc:creator><dc:date>2017-04-04T09:21:14</dc:date><text:p text:style-name="P11"><text:span text:style-name="T9">do cell with sender=view.get_sender(); hp=sender['hp']; hp_infos=view.get_ctct_det(hp); person=sender['person']</text:span></text:p></office:annotation></text:p>
            <text:p text:style-name="P8"><office:annotation><dc:creator>sge</dc:creator><dc:date>2017-06-30T13:17:47</dc:date><text:p text:style-name="P11"><text:span text:style-name="T10">do text meta-if view.do_mailing()</text:span></text:p><text:p text:style-name="P11"><text:span text:style-name="T10">if view.is_first_doc()</text:span></text:p><text:p text:style-name="P11"><text:span text:style-name="T10">from document(content=barcode, format='png', anchor='char')</text:span></text:p></office:annotation></text:p>
            <text:p text:style-name="P8"/>
            <text:p text:style-name="P8"/>
            <text:p text:style-name="P8"/>
            <text:p text:style-name="P8"><office:annotation><dc:creator>sge</dc:creator><dc:date>2017-12-07T10:38:47</dc:date><text:p text:style-name="P11"><text:span text:style-name="T9">do text meta-if view.do_mailing()</text:span></text:p><text:p text:style-name="P11"><text:span text:style-name="T9">if view.is_first_doc()</text:span></text:p></office:annotation><text:text-input text:description="">scan_id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1"><text:span text:style-name="T9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1"><text:span text:style-name="T9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11"><text:span text:style-name="T10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1"><text:span text:style-name="T9">do cell meta-if </text:span><text:span text:style-name="T10">view.do_mailing()</text:span></text:p><text:p text:style-name="P11"><text:span text:style-name="T9">with rec_infos=view.get_ctct_det(mailed_data); rec_dic=view.get_separate_contacts(mailed_data)</text:span></text:p></office:annotation></text:p>
            <text:p text:style-name="Imio_20_tableau_20_dest"><office:annotation><dc:creator>sge</dc:creator><dc:date>2018-02-21T10:26:18</dc:date><text:p text:style-name="P11"><text:span text:style-name="T9">do text meta-if view.do_mailing()</text:span></text:p><text:p text:style-name="P11"><text:span text:style-name="T9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11"><text:span text:style-name="T9">do text </text:span><text:span text:style-name="T10">meta-if view.do_mailing()</text:span></text:p><text:p text:style-name="P11"><text:span text:style-name="T9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11"><text:span text:style-name="T10">do text meta-if view.do_mailing()</text:span></text:p><text:p text:style-name="P11"><text:span text:style-name="T10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11"><text:span text:style-name="T10">do text meta-if view.do_mailing()</text:span></text:p><text:p text:style-name="P11"><text:span text:style-name="T10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11"><text:span text:style-name="T10">do text meta-if view.do_mailing()</text:span></text:p><text:p text:style-name="P11"><text:span text:style-name="T10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11"><text:span text:style-name="T10">do text meta-if view.do_mailing()</text:span></text:p><text:p text:style-name="P11"><text:span text:style-name="T10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5"><office:annotation><dc:creator>bleybaert</dc:creator><dc:date>2021-09-09T09:53:10.229375915</dc:date><loext:sender-initials>ble</loext:sender-initials><text:p text:style-name="P12"><text:span text:style-name="T9">do text if view.real_context.send_modes</text:span></text:p></office:annotation>ENVOI PAR <text:span text:style-name="T8"><text:text-input text:description="">view.display_voc('send_modes',' &amp; ')</text:text-input></text:span></text:p>
          </table:table-cell>
        </table:table-row>
        <table:table-row table:style-name="TableLine13994386033446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139943859125088">
          <table:table-cell table:style-name="Tableau1.A1" office:value-type="string">
            <text:p text:style-name="P7"><text:span text:style-name="T5"><office:annotation><dc:creator>bleybaert</dc:creator><dc:date>2021-06-22T16:29:42.962742987</dc:date><loext:sender-initials>ble</loext:sender-initials><text:p text:style-name="P12"><text:span text:style-name="T9">do cell if hasattr(view.real_context, 'classification_folders')</text:span></text:p><text:p text:style-name="P12"><text:span text:style-name="T9">with folders=view.get_classification_folders()</text:span>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6"><office:annotation><dc:creator>bleybaert</dc:creator><dc:date>2021-06-22T17:06:02.670062454</dc:date><loext:sender-initials>ble</loext:sender-initials><text:p text:style-name="P12"><text:span text:style-name="T9">do text if folders</text:span></text:p></office:annotation>Référence dossier : <text:text-input text:description="">folders</text:text-input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1"><text:span text:style-name="T9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 table:style-name="TableLine139943861152080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0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3" svg:x1="0cm" svg:y1="9.7cm" svg:x2="1cm" svg:y2="9.7cm"><text:p/></draw:line></text:p>
      <text:p text:style-name="P9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10T14:24:39.744736108</dc:date>
    <dc:creator>bleybaert</dc:creator>
    <meta:editing-duration>PT8H43M23S</meta:editing-duration>
    <meta:editing-cycles>146</meta:editing-cycles>
    <meta:document-statistic meta:table-count="1" meta:image-count="0" meta:object-count="0" meta:page-count="1" meta:paragraph-count="23" meta:word-count="91" meta:character-count="1023" meta:non-whitespace-character-count="980"/>
  </office:meta>
</office:document-meta>
</file>